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Neue" svg:font-family="'Helvetica Neue',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rsid="001b2241" officeooo:paragraph-rsid="001b2241"/>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131691" officeooo:paragraph-rsid="00131691"/>
    </style:style>
    <style:style style:name="P3" style:family="paragraph" style:parent-style-name="Standard">
      <style:paragraph-properties fo:text-align="justify" style:justify-single-word="false"/>
      <style:text-properties style:text-underline-style="none" fo:font-weight="bold" officeooo:rsid="00131691" officeooo:paragraph-rsid="00131691" style:font-weight-asian="bold" style:font-weight-complex="bold"/>
    </style:style>
    <style:style style:name="P4" style:family="paragraph" style:parent-style-name="Standard">
      <style:paragraph-properties fo:text-align="justify" style:justify-single-word="false"/>
      <style:text-properties style:text-underline-style="none" fo:font-weight="normal" officeooo:rsid="00131691" officeooo:paragraph-rsid="00131691"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17b143" officeooo:paragraph-rsid="0017b143"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19a122" officeooo:paragraph-rsid="0019a122"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1a3753" officeooo:paragraph-rsid="001a3753" style:font-weight-asian="normal" style:font-weight-complex="normal"/>
    </style:style>
    <style:style style:name="T1" style:family="text">
      <style:text-properties officeooo:rsid="0019a1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eural Network Layers</text:p>
      <text:p text:style-name="P2"/>
      <text:p text:style-name="P3">Input Layer</text:p>
      <text:p text:style-name="P3"/>
      <text:p text:style-name="P4">The input layer of a neural network is composed of artificial input neurons, and brings the initial data into the system for further processing by subsequent layers of artificial neurons. The input layer is the very beginning of the workflow for the artificial neural network.</text:p>
      <text:p text:style-name="P4"/>
      <text:p text:style-name="P4"><text:a xlink:type="simple" xlink:href="https://www.techopedia.com/definition/33262/input-layer-neural-networks" text:style-name="Internet_20_link" text:visited-style-name="Visited_20_Internet_20_Link">https://www.techopedia.com/definition/33262/input-layer-neural-networks</text:a> </text:p>
      <text:p text:style-name="P4"/>
      <text:p text:style-name="P5">Basically this is the layer that introduces the data to the rest of the layers.</text:p>
      <text:p text:style-name="P4"/>
      <text:p text:style-name="P3">Convolutional Layer</text:p>
      <text:p text:style-name="P3"/>
      <text:p text:style-name="P4">Convolutional layers are the major building blocks used in convolutional neural networks.</text:p>
      <text:p text:style-name="P4">A convolution is the simple application of a filter to an input that results in an activation. Repeated application of the same filter to an input results in a map of activations called a feature map, indicating the locations and strength of a detected feature in an input, such as an image.</text:p>
      <text:p text:style-name="P4"/>
      <text:p text:style-name="P4"><text:a xlink:type="simple" xlink:href="https://machinelearningmastery.com/convolutional-layers-for-deep-learning-neural-networks/" text:style-name="Internet_20_link" text:visited-style-name="Visited_20_Internet_20_Link">https://machinelearningmastery.com/convolutional-layers-for-deep-learning-neural-networks/</text:a> </text:p>
      <text:p text:style-name="P4"/>
      <text:p text:style-name="P4"/>
      <text:p text:style-name="P3"/>
      <text:p text:style-name="P3">Activation Layer</text:p>
      <text:p text:style-name="P3"/>
      <text:p text:style-name="P4">Activation functions are a critical part of the design of a neural network.</text:p>
      <text:p text:style-name="P4">The choice of activation function in the hidden layer will control how well the network model learns the training dataset. The choice of activation function in the output layer will define the type of predictions the model can make.</text:p>
      <text:p text:style-name="P4"/>
      <text:p text:style-name="P4"><text:a xlink:type="simple" xlink:href="https://machinelearningmastery.com/choose-an-activation-function-for-deep-learning/" text:style-name="Internet_20_link" text:visited-style-name="Visited_20_Internet_20_Link">https://machinelearningmastery.com/choose-an-activation-function-for-deep-learning/</text:a> </text:p>
      <text:p text:style-name="P4"/>
      <text:p text:style-name="P5">This dictates the values and behaviour of the neurons in the network, giving it an edge or a handicap depending of the activation function.</text:p>
      <text:p text:style-name="P3"/>
      <text:p text:style-name="P3">Pooling Layer</text:p>
      <text:p text:style-name="P3"/>
      <text:p text:style-name="P4">Pooling layers provide an approach to down sampling feature maps by summarizing the presence of features in patches of the feature map. Two common pooling methods are average pooling and max pooling that summarize the average presence of a feature and the most activated presence of a feature respectively.</text:p>
      <text:p text:style-name="P4"/>
      <text:p text:style-name="P4"><text:a xlink:type="simple" xlink:href="https://machinelearningmastery.com/pooling-layers-for-convolutional-neural-networks/" text:style-name="Internet_20_link" text:visited-style-name="Visited_20_Internet_20_Link">https://machinelearningmastery.com/pooling-layers-for-convolutional-neural-networks/</text:a> </text:p>
      <text:p text:style-name="P4"/>
      <text:p text:style-name="P5">This is a layer that simplifies some of the data to be more “digestible” for the next layers down the line.</text:p>
      <text:p text:style-name="P3"/>
      <text:p text:style-name="P3"/>
      <text:p text:style-name="P3"><text:soft-page-break/>Fully-connected Layer</text:p>
      <text:p text:style-name="P3"/>
      <text:p text:style-name="P4">Fully Connected layers in a neural networks are those layers where all the inputs from one layer are connected to every activation unit of the next layer. In most popular machine learning models, the last few layers are full connected layers which compiles the data extracted by previous layers to form the final output. It is the second most time consuming layer second to Convolution Layer.</text:p>
      <text:p text:style-name="P4"/>
      <text:p text:style-name="P4"><text:a xlink:type="simple" xlink:href="https://iq.opengenus.org/fully-connected-layer/" text:style-name="Internet_20_link" text:visited-style-name="Visited_20_Internet_20_Link">https://iq.opengenus.org/fully-connected-layer/</text:a> </text:p>
      <text:p text:style-name="P4"/>
      <text:p text:style-name="P5">This layers work to bring all the data together for the final product or <text:span text:style-name="T1">in order to redistribute the input layer data to the rest of the network at the very beginning of the network.</text:span></text:p>
      <text:p text:style-name="P3"/>
      <text:p text:style-name="P3">Batch normalization Layer</text:p>
      <text:p text:style-name="P3"/>
      <text:p text:style-name="P4">Batch normalization (also known as batch norm) is a method used to make artificial neural networks faster and more stable through normalization of the input layer by re-centering and re-scaling.</text:p>
      <text:p text:style-name="P3"/>
      <text:p text:style-name="P3"><text:a xlink:type="simple" xlink:href="https://en.wikipedia.org/wiki/Batch_normalization" text:style-name="Internet_20_link" text:visited-style-name="Visited_20_Internet_20_Link">https://en.wikipedia.org/wiki/Batch_normalization</text:a></text:p>
      <text:p text:style-name="P3"/>
      <text:p text:style-name="P6">According to the article, this layer provides a way to smooth better each batch of information provided to the network in order to make the data easier for the learning process of the overall network.</text:p>
      <text:p text:style-name="P3"/>
      <text:p text:style-name="P3"/>
      <text:p text:style-name="P3">Dropout Layer</text:p>
      <text:p text:style-name="P3"/>
      <text:p text:style-name="P4">Deep learning neural networks are likely to quickly overfit a training dataset with few examples.</text:p>
      <text:p text:style-name="P4"/>
      <text:p text:style-name="P4">Ensembles of neural networks with different model configurations are known to reduce overfitting, but require the additional computational expense of training and maintaining multiple models.</text:p>
      <text:p text:style-name="P4"/>
      <text:p text:style-name="P4">A single model can be used to simulate having a large number of different network architectures by randomly dropping out nodes during training. This is called dropout and offers a very computationally cheap and remarkably effective regularization method to reduce overfitting and improve generalization error in deep neural networks of all kinds.</text:p>
      <text:p text:style-name="P4"/>
      <text:p text:style-name="P4"><text:a xlink:type="simple" xlink:href="https://machinelearningmastery.com/dropout-for-regularizing-deep-neural-networks/" text:style-name="Internet_20_link" text:visited-style-name="Visited_20_Internet_20_Link">https://machinelearningmastery.com/dropout-for-regularizing-deep-neural-networks/</text:a> </text:p>
      <text:p text:style-name="P4"/>
      <text:p text:style-name="P6">This seems like a rather unorthodox technique that consists in dropping random nodes of the neural network in order no to make it over fit the training data.</text:p>
      <text:p text:style-name="P6">The article mentions that makes the computations simpler and faster, … well because you are making the network smaller.</text:p>
      <text:p text:style-name="P4"/>
      <text:p text:style-name="P3">Softmax Layer</text:p>
      <text:p text:style-name="P3"/>
      <text:p text:style-name="P4">Recall that logistic regression produces a decimal between 0 and 1.0. For example, a logistic regression output of 0.8 from an email classifier suggests an 80% chance of an email being spam and a 20% <text:soft-page-break/>chance of it being not spam. Clearly, the sum of the probabilities of an email being either spam or not spam is 1.0.</text:p>
      <text:p text:style-name="P4"/>
      <text:p text:style-name="P4">Softmax extends this idea into a multi-class world. That is, Softmax assigns decimal probabilities to each class in a multi-class problem. Those decimal probabilities must add up to 1.0. This additional constraint helps training converge more quickly than it otherwise would.</text:p>
      <text:p text:style-name="P4"/>
      <text:p text:style-name="P4"><text:a xlink:type="simple" xlink:href="https://developers.google.com/machine-learning/crash-course/multi-class-neural-networks/softmax" text:style-name="Internet_20_link" text:visited-style-name="Visited_20_Internet_20_Link">https://developers.google.com/machine-learning/crash-course/multi-class-neural-networks/softmax</text:a> </text:p>
      <text:p text:style-name="P4"/>
      <text:p text:style-name="P7">This provides a way to get better results beyond 0 &amp; 1. But rather get the certainty of how good or how bad your answer is, relative to the closeness of the answer to a particular category, or a group of categori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Neue" svg:font-family="'Helvetica Neue',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b2241" officeooo:paragraph-rsid="001b224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Jesús Omar Cuenca Espino A01378844</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9T17:32:30.715844457</meta:creation-date>
    <dc:date>2021-04-09T22:41:17.243792058</dc:date>
    <meta:editing-duration>PT2H8M23S</meta:editing-duration>
    <meta:editing-cycles>9</meta:editing-cycles>
    <meta:generator>LibreOffice/6.4.6.2$Linux_X86_64 LibreOffice_project/40$Build-2</meta:generator>
    <meta:document-statistic meta:table-count="0" meta:image-count="0" meta:object-count="0" meta:page-count="3" meta:paragraph-count="39" meta:word-count="749" meta:character-count="5072" meta:non-whitespace-character-count="4355"/>
  </office:meta>
</office:document-meta>
</file>